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onnées" style:family="table">
      <style:table-properties style:width="17cm" table:align="margins"/>
    </style:style>
    <style:style style:name="données.A" style:family="table-column">
      <style:table-column-properties style:column-width="0.944cm" style:rel-column-width="535*"/>
    </style:style>
    <style:style style:name="données.C" style:family="table-column">
      <style:table-column-properties style:column-width="0.945cm" style:rel-column-width="536*"/>
    </style:style>
    <style:style style:name="donné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données.R1" style:family="table-cell">
      <style:table-cell-properties style:vertical-align="middle" fo:padding="0.097cm" fo:border="0.05pt solid #000000"/>
    </style:style>
    <style:style style:name="donné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onnées.R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11cm"/>
    </style:style>
    <style:style style:name="Table5.B" style:family="table-column">
      <style:table-column-properties style:column-width="5.001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0d3ecd" officeooo:paragraph-rsid="000d3ec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0d3ecd" officeooo:paragraph-rsid="00110df4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107502" officeooo:paragraph-rsid="001075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107502" officeooo:paragraph-rsid="0012e266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107502" officeooo:paragraph-rsid="0019b9ee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107502" officeooo:paragraph-rsid="001c7638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0f1e75" officeooo:paragraph-rsid="000f1e75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Ubuntu" fo:font-size="10pt" fo:font-weight="normal" officeooo:rsid="000f1e75" officeooo:paragraph-rsid="000f1e75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paragraph-properties fo:line-height="150%"/>
      <style:text-properties style:font-name="Ubuntu" fo:font-size="10pt" fo:font-weight="normal" officeooo:rsid="000f1e75" officeooo:paragraph-rsid="000f1e75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Ubuntu" fo:font-size="10pt" fo:font-weight="normal" officeooo:rsid="000f269f" officeooo:paragraph-rsid="000f269f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Ubuntu" fo:font-size="10pt" fo:font-weight="normal" officeooo:rsid="00107502" officeooo:paragraph-rsid="0010750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0750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c763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0d3ecd" officeooo:paragraph-rsid="00110df4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0d3ecd" officeooo:paragraph-rsid="0017782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0d3ecd" officeooo:paragraph-rsid="001959bb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2e266" officeooo:paragraph-rsid="0012e26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433cc" officeooo:paragraph-rsid="001433cc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4b501" officeooo:paragraph-rsid="0014b50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5e9c3" officeooo:paragraph-rsid="0015e9c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5e9c3" officeooo:paragraph-rsid="0017782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5e9c3" officeooo:paragraph-rsid="001959b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77825" officeooo:paragraph-rsid="0017782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959bb" officeooo:paragraph-rsid="001959bb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9b9ee" officeooo:paragraph-rsid="0019b9ee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c8d5a" officeooo:paragraph-rsid="001c8d5a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c8d5a" officeooo:paragraph-rsid="001ddc4d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ddc4d" officeooo:paragraph-rsid="001ddc4d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ddc4d" officeooo:paragraph-rsid="001f1983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ddc4d" officeooo:paragraph-rsid="001ffbd4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ddc4d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Ubuntu" fo:font-size="11pt" fo:font-weight="bold" officeooo:rsid="000d3ecd" officeooo:paragraph-rsid="000d3ec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Ubuntu" fo:font-size="11pt" fo:font-weight="bold" officeooo:rsid="00107502" officeooo:paragraph-rsid="00107502" style:font-size-asian="11pt" style:font-weight-asian="bold" style:font-size-complex="11pt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Ubuntu" fo:font-size="11pt" fo:font-weight="bold" officeooo:rsid="00107502" officeooo:paragraph-rsid="0019b9ee" style:font-size-asian="11pt" style:font-weight-asian="bold" style:font-size-complex="11pt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Ubuntu" fo:font-size="11pt" fo:font-weight="bold" officeooo:rsid="00107502" officeooo:paragraph-rsid="001c7638" style:font-size-asian="11pt" style:font-weight-asian="bold" style:font-size-complex="11pt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Ubuntu" fo:font-size="11pt" fo:font-weight="bold" officeooo:rsid="00107502" officeooo:paragraph-rsid="001ddc4d" style:font-size-asian="11pt" style:font-weight-asian="bold" style:font-size-complex="11pt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0f1e75" style:font-size-asian="13pt" style:font-weight-asian="bold" style:font-size-complex="13pt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1ddc4d" style:font-size-asian="13pt" style:font-weight-asian="bold" style:font-size-complex="13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officeooo:paragraph-rsid="00107502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Ubuntu" fo:font-size="10pt" officeooo:rsid="000f1e75" officeooo:paragraph-rsid="000f1e75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0ac44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10df4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1b9b7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2e266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c8d5a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ddc4d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Ubuntu" fo:font-size="10pt" officeooo:rsid="001aa843" officeooo:paragraph-rsid="001aa843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Ubuntu" fo:font-size="10pt" officeooo:rsid="001c6eeb" officeooo:paragraph-rsid="001c6eeb" style:font-size-asian="10pt" style:font-size-complex="10pt"/>
    </style:style>
    <style:style style:name="P50" style:family="paragraph" style:parent-style-name="Table_20_Contents">
      <style:paragraph-properties fo:text-align="end" style:justify-single-word="false"/>
      <style:text-properties style:font-name="Ubuntu" fo:font-size="10pt" officeooo:rsid="001c6eeb" officeooo:paragraph-rsid="001c6eeb" style:font-size-asian="10pt" style:font-size-complex="10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Ubuntu" fo:font-size="10pt" fo:font-weight="bold" officeooo:rsid="000f1e75" officeooo:paragraph-rsid="000f1e7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" fo:font-size="10pt" fo:font-weight="bold" officeooo:rsid="001aa1fc" officeooo:paragraph-rsid="001aa1fc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Ubuntu" fo:font-size="10pt" fo:font-weight="bold" officeooo:rsid="001c6eeb" officeooo:paragraph-rsid="001c6eeb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0pt" fo:font-style="italic" fo:font-weight="bold" officeooo:rsid="001aa1fc" officeooo:paragraph-rsid="001aa1fc" style:font-size-asian="10pt" style:font-style-asian="italic" style:font-weight-asian="bold" style:font-size-complex="10pt" style:font-style-complex="italic" style:font-weight-complex="bold"/>
    </style:style>
    <style:style style:name="P56" style:family="paragraph" style:parent-style-name="Table_20_Contents">
      <style:paragraph-properties fo:text-align="end" style:justify-single-word="false"/>
      <style:text-properties style:font-name="Ubuntu" fo:font-size="10pt" style:text-underline-style="solid" style:text-underline-width="auto" style:text-underline-color="font-color" officeooo:rsid="001aa843" officeooo:paragraph-rsid="001aa843" style:font-size-asian="10pt" style:font-size-complex="10pt"/>
    </style:style>
    <style:style style:name="P57" style:family="paragraph" style:parent-style-name="Table_20_Contents">
      <style:paragraph-properties fo:text-align="end" style:justify-single-word="false"/>
      <style:text-properties style:font-name="Ubuntu" fo:font-size="10pt" style:text-underline-style="solid" style:text-underline-width="auto" style:text-underline-color="font-color" officeooo:rsid="001c6eeb" officeooo:paragraph-rsid="001c6eeb" style:font-size-asian="10pt" style:font-size-complex="10pt"/>
    </style:style>
    <style:style style:name="P58" style:family="paragraph" style:parent-style-name="Table_20_Contents">
      <style:paragraph-properties fo:text-align="end" style:justify-single-word="false"/>
      <style:text-properties style:font-name="Ubuntu" fo:font-size="10pt" style:text-underline-style="none" officeooo:rsid="001c6eeb" officeooo:paragraph-rsid="001c6eeb" style:font-size-asian="10pt" style:font-size-complex="10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Ubuntu" fo:font-size="7pt" officeooo:rsid="000f1e75" officeooo:paragraph-rsid="000f1e75" style:font-size-asian="7pt" style:font-size-complex="7pt"/>
    </style:style>
    <style:style style:name="P60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0ac44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10df4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2e266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ddc4d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0ac44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10df4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1b9b7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2e266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c8d5a" style:font-size-asian="10pt" style:font-size-complex="10pt"/>
    </style:style>
    <style:style style:name="P69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ddc4d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color="#cc0000" style:font-name="Ubuntu" fo:font-size="10pt" officeooo:rsid="001c6eeb" officeooo:paragraph-rsid="001c6eeb" style:font-size-asian="10pt" style:font-size-complex="10pt"/>
    </style:style>
    <style:style style:name="P71" style:family="paragraph" style:parent-style-name="Table_20_Heading">
      <style:text-properties style:font-name="Ubuntu" fo:font-size="10pt" officeooo:rsid="0010ac44" officeooo:paragraph-rsid="0010ac44" style:font-size-asian="10pt" style:font-size-complex="10pt"/>
    </style:style>
    <style:style style:name="P72" style:family="paragraph" style:parent-style-name="Table_20_Heading">
      <style:text-properties style:font-name="Ubuntu" fo:font-size="10pt" officeooo:rsid="0010ac44" officeooo:paragraph-rsid="00110df4" style:font-size-asian="10pt" style:font-size-complex="10pt"/>
    </style:style>
    <style:style style:name="P73" style:family="paragraph" style:parent-style-name="Table_20_Heading">
      <style:text-properties style:font-name="Ubuntu" fo:font-size="10pt" officeooo:rsid="0010ac44" officeooo:paragraph-rsid="0012e266" style:font-size-asian="10pt" style:font-size-complex="10pt"/>
    </style:style>
    <style:style style:name="P74" style:family="paragraph" style:parent-style-name="Table_20_Heading">
      <style:text-properties style:font-name="Ubuntu" fo:font-size="10pt" officeooo:rsid="0010ac44" officeooo:paragraph-rsid="001c8d5a" style:font-size-asian="10pt" style:font-size-complex="10pt"/>
    </style:style>
    <style:style style:name="P75" style:family="paragraph" style:parent-style-name="Header">
      <style:text-properties style:font-name="Ubuntu" fo:font-size="8pt" officeooo:rsid="001f50c7" officeooo:paragraph-rsid="001f50c7" style:font-size-asian="7pt" style:font-size-complex="8pt"/>
    </style:style>
    <style:style style:name="T1" style:family="text">
      <style:text-properties fo:font-weight="bold" officeooo:rsid="001433cc" style:font-weight-asian="bold" style:font-weight-complex="bold"/>
    </style:style>
    <style:style style:name="T2" style:family="text">
      <style:text-properties fo:font-weight="bold" officeooo:rsid="0015e9c3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12e266"/>
    </style:style>
    <style:style style:name="T5" style:family="text">
      <style:text-properties fo:language="fr" fo:country="FR" officeooo:rsid="0019b9ee"/>
    </style:style>
    <style:style style:name="T6" style:family="text">
      <style:text-properties fo:language="fr" fo:country="FR" officeooo:rsid="001aa843"/>
    </style:style>
    <style:style style:name="T7" style:family="text">
      <style:text-properties fo:language="fr" fo:country="FR" fo:font-weight="normal" officeooo:rsid="001c8d5a" style:font-weight-asian="normal" style:font-weight-complex="normal"/>
    </style:style>
    <style:style style:name="T8" style:family="text">
      <style:text-properties fo:language="fr" fo:country="FR" officeooo:rsid="001c6eeb"/>
    </style:style>
    <style:style style:name="T9" style:family="text">
      <style:text-properties fo:language="fr" fo:country="FR" officeooo:rsid="001c7638"/>
    </style:style>
    <style:style style:name="T10" style:family="text">
      <style:text-properties fo:language="fr" fo:country="FR" officeooo:rsid="001ddc4d"/>
    </style:style>
    <style:style style:name="T11" style:family="text">
      <style:text-properties fo:language="fr" fo:country="FR" officeooo:rsid="001e3104"/>
    </style:style>
    <style:style style:name="T12" style:family="text">
      <style:text-properties fo:language="fr" fo:country="FR" fo:font-weight="bold" officeooo:rsid="001e3104" style:font-weight-asian="bold" style:font-weight-complex="bold"/>
    </style:style>
    <style:style style:name="T13" style:family="text">
      <style:text-properties fo:language="fr" fo:country="FR" officeooo:rsid="001c8d5a"/>
    </style:style>
    <style:style style:name="T14" style:family="text">
      <style:text-properties fo:language="fr" fo:country="FR" officeooo:rsid="001f1983"/>
    </style:style>
    <style:style style:name="T15" style:family="text">
      <style:text-properties fo:language="fr" fo:country="FR" officeooo:rsid="001f306a"/>
    </style:style>
    <style:style style:name="T16" style:family="text">
      <style:text-properties fo:language="fr" fo:country="FR" fo:font-style="italic" officeooo:rsid="001f306a" style:font-style-asian="italic" style:font-style-complex="italic"/>
    </style:style>
    <style:style style:name="T17" style:family="text">
      <style:text-properties fo:language="fr" fo:country="FR" fo:font-style="italic" officeooo:rsid="001ffbd4" style:font-style-asian="italic" style:font-style-complex="italic"/>
    </style:style>
    <style:style style:name="T18" style:family="text">
      <style:text-properties fo:language="fr" fo:country="FR" officeooo:rsid="001ffbd4"/>
    </style:style>
    <style:style style:name="T19" style:family="text">
      <style:text-properties fo:language="fr" fo:country="FR" fo:font-style="normal" officeooo:rsid="001ffbd4" style:font-style-asian="normal" style:font-style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0f269f"/>
    </style:style>
    <style:style style:name="T22" style:family="text">
      <style:text-properties style:text-position="super 58%" officeooo:rsid="00107502"/>
    </style:style>
    <style:style style:name="T23" style:family="text">
      <style:text-properties style:text-position="super 58%" fo:language="fr" fo:country="FR" officeooo:rsid="001f306a"/>
    </style:style>
    <style:style style:name="T24" style:family="text">
      <style:text-properties officeooo:rsid="000f269f"/>
    </style:style>
    <style:style style:name="T25" style:family="text">
      <style:text-properties officeooo:rsid="00107502"/>
    </style:style>
    <style:style style:name="T26" style:family="text">
      <style:text-properties officeooo:rsid="0010ac44"/>
    </style:style>
    <style:style style:name="T27" style:family="text">
      <style:text-properties style:text-position="sub 58%"/>
    </style:style>
    <style:style style:name="T28" style:family="text">
      <style:text-properties style:text-position="sub 58%" officeooo:rsid="00110df4"/>
    </style:style>
    <style:style style:name="T29" style:family="text">
      <style:text-properties style:text-position="sub 58%" style:font-name="Ubuntu" fo:font-size="10pt" fo:font-weight="normal" officeooo:rsid="0010ac44" style:font-size-asian="10pt" style:font-weight-asian="normal" style:font-size-complex="10pt" style:font-weight-complex="normal"/>
    </style:style>
    <style:style style:name="T30" style:family="text">
      <style:text-properties style:text-position="sub 58%" style:font-name="Ubuntu" fo:font-size="10pt" fo:font-weight="normal" officeooo:rsid="00110df4" style:font-size-asian="10pt" style:font-weight-asian="normal" style:font-size-complex="10pt" style:font-weight-complex="normal"/>
    </style:style>
    <style:style style:name="T31" style:family="text">
      <style:text-properties style:text-position="sub 58%" officeooo:rsid="0012e266"/>
    </style:style>
    <style:style style:name="T32" style:family="text">
      <style:text-properties style:text-position="sub 58%" fo:language="fr" fo:country="FR"/>
    </style:style>
    <style:style style:name="T33" style:family="text">
      <style:text-properties style:text-position="sub 58%" fo:language="fr" fo:country="FR" officeooo:rsid="001c8d5a"/>
    </style:style>
    <style:style style:name="T34" style:family="text">
      <style:text-properties style:text-position="sub 58%" fo:language="fr" fo:country="FR" officeooo:rsid="001f1983"/>
    </style:style>
    <style:style style:name="T35" style:family="text">
      <style:text-properties style:text-position="sub 58%" fo:language="fr" fo:country="FR" fo:font-style="normal" officeooo:rsid="001ffbd4" style:font-style-asian="normal" style:font-style-complex="normal"/>
    </style:style>
    <style:style style:name="T36" style:family="text">
      <style:text-properties style:text-position="sub 58%" fo:language="fr" fo:country="FR" officeooo:rsid="001ffbd4"/>
    </style:style>
    <style:style style:name="T37" style:family="text">
      <style:text-properties style:text-position="sub 58%" officeooo:rsid="0014b501"/>
    </style:style>
    <style:style style:name="T38" style:family="text">
      <style:text-properties style:text-position="sub 58%" officeooo:rsid="00177825"/>
    </style:style>
    <style:style style:name="T39" style:family="text">
      <style:text-properties style:text-position="sub 58%" officeooo:rsid="001959bb"/>
    </style:style>
    <style:style style:name="T40" style:family="text">
      <style:text-properties style:text-position="sub 58%" officeooo:rsid="001c8d5a"/>
    </style:style>
    <style:style style:name="T41" style:family="text">
      <style:text-properties style:text-position="0% 100%"/>
    </style:style>
    <style:style style:name="T42" style:family="text">
      <style:text-properties style:text-position="0% 100%" officeooo:rsid="0010ac44"/>
    </style:style>
    <style:style style:name="T43" style:family="text">
      <style:text-properties style:text-position="0% 100%" officeooo:rsid="00110df4"/>
    </style:style>
    <style:style style:name="T44" style:family="text">
      <style:text-properties style:text-position="0% 100%" officeooo:rsid="0011b9b7"/>
    </style:style>
    <style:style style:name="T45" style:family="text">
      <style:text-properties style:text-position="0% 100%" style:font-name="Ubuntu" fo:font-size="10pt" fo:font-weight="normal" officeooo:rsid="0010ac44" style:font-size-asian="10pt" style:font-weight-asian="normal" style:font-size-complex="10pt" style:font-weight-complex="normal"/>
    </style:style>
    <style:style style:name="T46" style:family="text">
      <style:text-properties style:text-position="0% 100%" style:font-name="Ubuntu" fo:font-size="10pt" fo:font-weight="normal" officeooo:rsid="00110df4" style:font-size-asian="10pt" style:font-weight-asian="normal" style:font-size-complex="10pt" style:font-weight-complex="normal"/>
    </style:style>
    <style:style style:name="T47" style:family="text">
      <style:text-properties style:text-position="0% 100%" style:font-name="Ubuntu" fo:font-size="10pt" fo:font-weight="normal" officeooo:rsid="0011b9b7" style:font-size-asian="10pt" style:font-weight-asian="normal" style:font-size-complex="10pt" style:font-weight-complex="normal"/>
    </style:style>
    <style:style style:name="T48" style:family="text">
      <style:text-properties style:text-position="0% 100%" style:font-name="Ubuntu" fo:font-size="10pt" fo:font-weight="normal" officeooo:rsid="0014b501" style:font-size-asian="10pt" style:font-weight-asian="normal" style:font-size-complex="10pt" style:font-weight-complex="normal"/>
    </style:style>
    <style:style style:name="T49" style:family="text">
      <style:text-properties style:text-position="0% 100%" officeooo:rsid="0012e266"/>
    </style:style>
    <style:style style:name="T50" style:family="text">
      <style:text-properties style:text-position="0% 100%" officeooo:rsid="001433cc"/>
    </style:style>
    <style:style style:name="T51" style:family="text">
      <style:text-properties style:text-position="0% 100%" officeooo:rsid="0014b501"/>
    </style:style>
    <style:style style:name="T52" style:family="text">
      <style:text-properties style:text-position="0% 100%" officeooo:rsid="001959bb"/>
    </style:style>
    <style:style style:name="T53" style:family="text">
      <style:text-properties style:text-position="0% 100%" fo:language="fr" fo:country="FR" fo:font-weight="normal" officeooo:rsid="001c8d5a" style:font-weight-asian="normal" style:font-weight-complex="normal"/>
    </style:style>
    <style:style style:name="T54" style:family="text">
      <style:text-properties style:text-position="0% 100%" fo:language="fr" fo:country="FR" fo:font-weight="normal" officeooo:rsid="001ddc4d" style:font-weight-asian="normal" style:font-weight-complex="normal"/>
    </style:style>
    <style:style style:name="T55" style:family="text">
      <style:text-properties style:text-position="0% 100%" fo:language="fr" fo:country="FR" officeooo:rsid="001c8d5a"/>
    </style:style>
    <style:style style:name="T56" style:family="text">
      <style:text-properties style:text-position="0% 100%" fo:language="fr" fo:country="FR" officeooo:rsid="001f1983"/>
    </style:style>
    <style:style style:name="T57" style:family="text">
      <style:text-properties style:text-position="0% 100%" fo:language="fr" fo:country="FR" officeooo:rsid="001f306a"/>
    </style:style>
    <style:style style:name="T58" style:family="text">
      <style:text-properties style:text-position="0% 100%" fo:language="fr" fo:country="FR" officeooo:rsid="001f50c7"/>
    </style:style>
    <style:style style:name="T59" style:family="text">
      <style:text-properties style:text-position="0% 100%" fo:language="fr" fo:country="FR" fo:font-style="italic" officeooo:rsid="001ffbd4" style:font-style-asian="italic" style:font-style-complex="italic"/>
    </style:style>
    <style:style style:name="T60" style:family="text">
      <style:text-properties style:text-position="0% 100%" fo:language="fr" fo:country="FR" fo:font-style="normal" officeooo:rsid="001ffbd4" style:font-style-asian="normal" style:font-style-complex="normal"/>
    </style:style>
    <style:style style:name="T61" style:family="text">
      <style:text-properties style:text-position="0% 100%" officeooo:rsid="001ddc4d"/>
    </style:style>
    <style:style style:name="T62" style:family="text">
      <style:text-properties style:text-position="0% 100%" officeooo:rsid="001e3104"/>
    </style:style>
    <style:style style:name="T63" style:family="text">
      <style:text-properties style:text-position="0% 100%" officeooo:rsid="001f1983"/>
    </style:style>
    <style:style style:name="T64" style:family="text">
      <style:text-properties fo:color="#9999ff"/>
    </style:style>
    <style:style style:name="T65" style:family="text">
      <style:text-properties fo:color="#9999ff" officeooo:rsid="00110df4"/>
    </style:style>
    <style:style style:name="T66" style:family="text">
      <style:text-properties fo:color="#9999ff" officeooo:rsid="0011b9b7"/>
    </style:style>
    <style:style style:name="T67" style:family="text">
      <style:text-properties fo:color="#9999ff" officeooo:rsid="0012e266"/>
    </style:style>
    <style:style style:name="T68" style:family="text">
      <style:text-properties fo:color="#9999ff" officeooo:rsid="0014b501"/>
    </style:style>
    <style:style style:name="T69" style:family="text">
      <style:text-properties fo:color="#9999ff" officeooo:rsid="001c8d5a"/>
    </style:style>
    <style:style style:name="T70" style:family="text">
      <style:text-properties fo:color="#9999ff" officeooo:rsid="001ddc4d"/>
    </style:style>
    <style:style style:name="T71" style:family="text">
      <style:text-properties officeooo:rsid="00110df4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officeooo:rsid="0012e266"/>
    </style:style>
    <style:style style:name="T74" style:family="text">
      <style:text-properties style:use-window-font-color="true" officeooo:rsid="0014b501"/>
    </style:style>
    <style:style style:name="T75" style:family="text">
      <style:text-properties style:use-window-font-color="true" officeooo:rsid="001c8d5a"/>
    </style:style>
    <style:style style:name="T76" style:family="text">
      <style:text-properties style:use-window-font-color="true" officeooo:rsid="001ddc4d"/>
    </style:style>
    <style:style style:name="T77" style:family="text">
      <style:text-properties officeooo:rsid="0011b9b7"/>
    </style:style>
    <style:style style:name="T78" style:family="text">
      <style:text-properties officeooo:rsid="0012e266"/>
    </style:style>
    <style:style style:name="T79" style:family="text">
      <style:text-properties style:font-name="Ubuntu" fo:font-size="10pt" fo:font-weight="normal" officeooo:rsid="00107502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font-weight="normal" officeooo:rsid="0010ac44" style:font-size-asian="10pt" style:font-weight-asian="normal" style:font-size-complex="10pt" style:font-weight-complex="normal"/>
    </style:style>
    <style:style style:name="T81" style:family="text">
      <style:text-properties fo:font-weight="normal" style:font-weight-asian="normal" style:font-weight-complex="normal"/>
    </style:style>
    <style:style style:name="T82" style:family="text">
      <style:text-properties officeooo:rsid="0014b501"/>
    </style:style>
    <style:style style:name="T83" style:family="text">
      <style:text-properties officeooo:rsid="00177825"/>
    </style:style>
    <style:style style:name="T84" style:family="text">
      <style:text-properties officeooo:rsid="001959bb"/>
    </style:style>
    <style:style style:name="T85" style:family="text">
      <style:text-properties officeooo:rsid="001c6eeb"/>
    </style:style>
    <style:style style:name="T86" style:family="text">
      <style:text-properties officeooo:rsid="001c8d5a"/>
    </style:style>
    <style:style style:name="T87" style:family="text">
      <style:text-properties officeooo:rsid="001ddc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Introduction</text:p>
      <text:p text:style-name="P32"/>
      <text:p text:style-name="P32">Rapport</text:p>
      <text:p text:style-name="P37">1. <text:span text:style-name="T3">Représentation</text:span> <text:span text:style-name="T3">des</text:span> <text:span text:style-name="T3">données</text:span></text:p>
      <text:p text:style-name="P3"><text:span text:style-name="T3"><text:tab/>Exercice 1. (Nombre de données)</text:span></text:p>
      <text:list xml:id="list2565379056542049627" text:style-name="L1">
        <text:list-item>
          <text:p text:style-name="P9"><text:span text:style-name="T3"/></text:p>
        </text:list-item>
      </text:list>
      <table:table table:name="données" table:style-name="données">
        <table:table-column table:style-name="données.A" table:number-columns-repeated="2"/>
        <table:table-column table:style-name="données.C"/>
        <table:table-column table:style-name="données.A" table:number-columns-repeated="2"/>
        <table:table-column table:style-name="données.C"/>
        <table:table-column table:style-name="données.A"/>
        <table:table-column table:style-name="données.C"/>
        <table:table-column table:style-name="données.A"/>
        <table:table-column table:style-name="données.C"/>
        <table:table-column table:style-name="données.A"/>
        <table:table-column table:style-name="données.C"/>
        <table:table-column table:style-name="données.A"/>
        <table:table-column table:style-name="données.C"/>
        <table:table-column table:style-name="données.A" table:number-columns-repeated="2"/>
        <table:table-column table:style-name="données.C" table:number-columns-repeated="2"/>
        <table:table-row>
          <table:table-cell table:style-name="données.A1" office:value-type="string">
            <text:p text:style-name="P51">n</text:p>
          </table:table-cell>
          <table:table-cell table:style-name="données.A1" office:value-type="string">
            <text:p text:style-name="P40">0</text:p>
          </table:table-cell>
          <table:table-cell table:style-name="données.A1" office:value-type="string">
            <text:p text:style-name="P40">1</text:p>
          </table:table-cell>
          <table:table-cell table:style-name="données.A1" office:value-type="string">
            <text:p text:style-name="P40">2</text:p>
          </table:table-cell>
          <table:table-cell table:style-name="données.A1" office:value-type="string">
            <text:p text:style-name="P40">3</text:p>
          </table:table-cell>
          <table:table-cell table:style-name="données.A1" office:value-type="string">
            <text:p text:style-name="P40">4</text:p>
          </table:table-cell>
          <table:table-cell table:style-name="données.A1" office:value-type="string">
            <text:p text:style-name="P40">5</text:p>
          </table:table-cell>
          <table:table-cell table:style-name="données.A1" office:value-type="string">
            <text:p text:style-name="P40">6</text:p>
          </table:table-cell>
          <table:table-cell table:style-name="données.A1" office:value-type="string">
            <text:p text:style-name="P40">7</text:p>
          </table:table-cell>
          <table:table-cell table:style-name="données.A1" office:value-type="string">
            <text:p text:style-name="P40">8</text:p>
          </table:table-cell>
          <table:table-cell table:style-name="données.A1" office:value-type="string">
            <text:p text:style-name="P40">9</text:p>
          </table:table-cell>
          <table:table-cell table:style-name="données.A1" office:value-type="string">
            <text:p text:style-name="P40">10</text:p>
          </table:table-cell>
          <table:table-cell table:style-name="données.A1" office:value-type="string">
            <text:p text:style-name="P40">11</text:p>
          </table:table-cell>
          <table:table-cell table:style-name="données.A1" office:value-type="string">
            <text:p text:style-name="P40">12</text:p>
          </table:table-cell>
          <table:table-cell table:style-name="données.A1" office:value-type="string">
            <text:p text:style-name="P40">13</text:p>
          </table:table-cell>
          <table:table-cell table:style-name="données.A1" office:value-type="string">
            <text:p text:style-name="P40">14</text:p>
          </table:table-cell>
          <table:table-cell table:style-name="données.A1" office:value-type="string">
            <text:p text:style-name="P40">15</text:p>
          </table:table-cell>
          <table:table-cell table:style-name="données.R1" office:value-type="string">
            <text:p text:style-name="P40">16</text:p>
          </table:table-cell>
        </table:table-row>
        <table:table-row>
          <table:table-cell table:style-name="données.A2" office:value-type="string">
            <text:p text:style-name="P51">2<text:span text:style-name="T20">n</text:span></text:p>
          </table:table-cell>
          <table:table-cell table:style-name="données.A2" office:value-type="string">
            <text:p text:style-name="P59">1</text:p>
          </table:table-cell>
          <table:table-cell table:style-name="données.A2" office:value-type="string">
            <text:p text:style-name="P59">2</text:p>
          </table:table-cell>
          <table:table-cell table:style-name="données.A2" office:value-type="string">
            <text:p text:style-name="P59">4</text:p>
          </table:table-cell>
          <table:table-cell table:style-name="données.A2" office:value-type="string">
            <text:p text:style-name="P59">8</text:p>
          </table:table-cell>
          <table:table-cell table:style-name="données.A2" office:value-type="string">
            <text:p text:style-name="P59">16</text:p>
          </table:table-cell>
          <table:table-cell table:style-name="données.A2" office:value-type="string">
            <text:p text:style-name="P59">32</text:p>
          </table:table-cell>
          <table:table-cell table:style-name="données.A2" office:value-type="string">
            <text:p text:style-name="P59">64</text:p>
          </table:table-cell>
          <table:table-cell table:style-name="données.A2" office:value-type="string">
            <text:p text:style-name="P59">128</text:p>
          </table:table-cell>
          <table:table-cell table:style-name="données.A2" office:value-type="string">
            <text:p text:style-name="P59">256</text:p>
          </table:table-cell>
          <table:table-cell table:style-name="données.A2" office:value-type="string">
            <text:p text:style-name="P59">512</text:p>
          </table:table-cell>
          <table:table-cell table:style-name="données.A2" office:value-type="string">
            <text:p text:style-name="P59">1024</text:p>
          </table:table-cell>
          <table:table-cell table:style-name="données.A2" office:value-type="string">
            <text:p text:style-name="P59">2048</text:p>
          </table:table-cell>
          <table:table-cell table:style-name="données.A2" office:value-type="string">
            <text:p text:style-name="P59">4096</text:p>
          </table:table-cell>
          <table:table-cell table:style-name="données.A2" office:value-type="string">
            <text:p text:style-name="P59">8192</text:p>
          </table:table-cell>
          <table:table-cell table:style-name="données.A2" office:value-type="string">
            <text:p text:style-name="P59">16384</text:p>
          </table:table-cell>
          <table:table-cell table:style-name="données.A2" office:value-type="string">
            <text:p text:style-name="P59">32768</text:p>
          </table:table-cell>
          <table:table-cell table:style-name="données.R2" office:value-type="string">
            <text:p text:style-name="P59">65536</text:p>
          </table:table-cell>
        </table:table-row>
      </table:table>
      <text:p text:style-name="P7"/>
      <text:list xml:id="list175522871931554" text:continue-numbering="true" text:style-name="L1">
        <text:list-item>
          <text:p text:style-name="P8"><text:span text:style-name="T24">On peut coder 2</text:span><text:span text:style-name="T21">n</text:span><text:span text:style-name="T24"> données différentes sur n bits, car on a deux éléments (soit 1, soit 0) avec 2</text:span><text:span text:style-name="T21">n</text:span><text:span text:style-name="T24"> combinaisons possibles.</text:span></text:p>
        </text:list-item>
        <text:list-item>
          <text:p text:style-name="P10">3. On peut coder 2<text:span text:style-name="T20">8*n</text:span> données différentes sur n octets, car un octet équivaut à 8 bits ; on code sur <text:span text:style-name="T25">8</text:span>*n bits.</text:p>
        </text:list-item>
        <text:list-item>
          <text:p text:style-name="P10">On peut coder <text:span text:style-name="T25">2</text:span><text:span text:style-name="T22">1024*8*n</text:span><text:span text:style-name="T25"> données différentes sur n Kio, car 1 Kio = 1024 octets.</text:span></text:p>
        </text:list-item>
        <text:list-item>
          <text:p text:style-name="P11">On peut coder 2<text:span text:style-name="T20">1048576*8*n</text:span> données différentes sur n Mio.</text:p>
        </text:list-item>
        <text:list-item>
          <text:p text:style-name="P11">On peut coder 2<text:span text:style-name="T20">1073741824*8*n</text:span> données différentes sur n Gio.</text:p>
        </text:list-item>
      </text:list>
      <text:p text:style-name="P1"/>
      <text:p text:style-name="P33"><text:span text:style-name="T3">1.1 Représentation des entiers</text:span></text:p>
      <text:p text:style-name="P3"><text:span text:style-name="T3"><text:tab/>Exercice 2. (Changement de base)</text:span></text:p>
      <text:p text:style-name="P39"><text:span text:style-name="T79">1. <text:tab/></text:span><text:span text:style-name="T80">(999)</text:span><text:span text:style-name="T29">dix</text:span><text:span text:style-name="T45"> </text:span><text:span text:style-name="T46">= (0011 1110 0111)</text:span><text:span text:style-name="T30">deux</text:span><text:span text:style-name="T46"> = (</text:span><text:span text:style-name="T48">3</text:span><text:span text:style-name="T47">3213</text:span><text:span text:style-name="T46">)</text:span><text:span text:style-name="T30">quatre</text:span><text:span text:style-name="T46"> = (</text:span><text:span text:style-name="T47">3E7</text:span><text:span text:style-name="T46">)</text:span><text:span text:style-name="T30">seize</text:span></text:p>
      <table:table table:name="Table1" table:style-name="Table1">
        <table:table-column table:style-name="Table1.A" table:number-columns-repeated="4"/>
        <table:table-header-rows>
          <table:table-row>
            <table:table-cell table:style-name="Table1.A1" office:value-type="string">
              <text:p text:style-name="P71">x</text:p>
            </table:table-cell>
            <table:table-cell table:style-name="Table1.A1" office:value-type="string">
              <text:p text:style-name="P71">x%2</text:p>
            </table:table-cell>
            <table:table-cell table:style-name="Table1.A1" office:value-type="string">
              <text:p text:style-name="P71"><text:span text:style-name="T71">x</text:span>/<text:span text:style-name="T71">2</text:span></text:p>
            </table:table-cell>
            <table:table-cell table:style-name="Table1.D1" office:value-type="string">
              <text:p text:style-name="P71">L</text:p>
            </table:table-cell>
          </table:table-row>
        </table:table-header-rows>
        <table:table-row>
          <table:table-cell table:style-name="Table1.A2" office:value-type="string">
            <text:p text:style-name="P42">(999)<text:span text:style-name="T27">dix</text:span></text:p>
            <text:p text:style-name="P60"><text:span text:style-name="T41">(499)</text:span>dix</text:p>
            <text:p text:style-name="P60"><text:span text:style-name="T41">(249)</text:span>dix</text:p>
            <text:p text:style-name="P64">(124)<text:span text:style-name="T27">dix</text:span></text:p>
            <text:p text:style-name="P64">(62)<text:span text:style-name="T27">dix</text:span></text:p>
            <text:p text:style-name="P64">(31)<text:span text:style-name="T27">dix</text:span></text:p>
            <text:p text:style-name="P64">(15)<text:span text:style-name="T27">dix</text:span></text:p>
            <text:p text:style-name="P64">(7)<text:span text:style-name="T27">dix</text:span></text:p>
            <text:p text:style-name="P65">(3)<text:span text:style-name="T27">dix</text:span></text:p>
            <text:p text:style-name="P65">(<text:span text:style-name="T71">1</text:span>)<text:span text:style-name="T27">dix</text:span></text:p>
            <text:p text:style-name="P65">(<text:span text:style-name="T71">0</text:span>)<text:span text:style-name="T27">dix</text:span></text:p>
          </table:table-cell>
          <table:table-cell table:style-name="Table1.A2" office:value-type="string">
            <text:p text:style-name="P42">(<text:span text:style-name="T64">1</text:span>)<text:span text:style-name="T27">dix</text:span></text:p>
            <text:p text:style-name="P64">(<text:span text:style-name="T64">1</text:span>)<text:span text:style-name="T27">dix</text:span></text:p>
            <text:p text:style-name="P64">(<text:span text:style-name="T64">1</text:span>)<text:span text:style-name="T27">dix</text:span></text:p>
            <text:p text:style-name="P64">(<text:span text:style-name="T64">0</text:span>)<text:span text:style-name="T27">dix</text:span></text:p>
            <text:p text:style-name="P64">(<text:span text:style-name="T64">0</text:span>)<text:span text:style-name="T27">dix</text:span></text:p>
            <text:p text:style-name="P64">(<text:span text:style-name="T64">1</text:span>)<text:span text:style-name="T27">dix</text:span></text:p>
            <text:p text:style-name="P64">(<text:span text:style-name="T64">1</text:span>)<text:span text:style-name="T27">dix</text:span></text:p>
            <text:p text:style-name="P64">(<text:span text:style-name="T64">1</text:span>)<text:span text:style-name="T27">dix</text:span></text:p>
            <text:p text:style-name="P65">(<text:span text:style-name="T64">1</text:span>)<text:span text:style-name="T27">dix</text:span></text:p>
            <text:p text:style-name="P65">(<text:span text:style-name="T64">1</text:span>)<text:span text:style-name="T27">dix</text:span></text:p>
            <text:p text:style-name="P65">-</text:p>
          </table:table-cell>
          <table:table-cell table:style-name="Table1.A2" office:value-type="string">
            <text:p text:style-name="P42">(499)<text:span text:style-name="T27">dix</text:span></text:p>
            <text:p text:style-name="P42"><text:span text:style-name="T41">(249)</text:span><text:span text:style-name="T27">dix</text:span></text:p>
            <text:p text:style-name="P64"><text:span text:style-name="T41">(</text:span>124<text:span text:style-name="T41">)</text:span><text:span text:style-name="T27">dix</text:span></text:p>
            <text:p text:style-name="P64"><text:span text:style-name="T41">(</text:span>62<text:span text:style-name="T41">)</text:span><text:span text:style-name="T27">dix</text:span></text:p>
            <text:p text:style-name="P64">(31)<text:span text:style-name="T27">dix</text:span></text:p>
            <text:p text:style-name="P64"><text:span text:style-name="T41">(</text:span>15<text:span text:style-name="T41">)</text:span><text:span text:style-name="T27">dix</text:span></text:p>
            <text:p text:style-name="P64"><text:span text:style-name="T41">(</text:span>7<text:span text:style-name="T41">)</text:span><text:span text:style-name="T27">dix</text:span></text:p>
            <text:p text:style-name="P64"><text:span text:style-name="T41">(</text:span>3<text:span text:style-name="T41">)</text:span><text:span text:style-name="T27">dix</text:span></text:p>
            <text:p text:style-name="P65">(<text:span text:style-name="T71">1</text:span>)<text:span text:style-name="T27">dix</text:span></text:p>
            <text:p text:style-name="P65">(<text:span text:style-name="T71">0</text:span>)<text:span text:style-name="T27">dix</text:span></text:p>
            <text:p text:style-name="P65">-</text:p>
          </table:table-cell>
          <table:table-cell table:style-name="Table1.D2" office:value-type="string">
            <text:p text:style-name="P42">[<text:span text:style-name="T64">1</text:span>]</text:p>
            <text:p text:style-name="P42">[<text:span text:style-name="T64">1</text:span>, 1]</text:p>
            <text:p text:style-name="P42">[<text:span text:style-name="T64">1</text:span>, 1, 1]</text:p>
            <text:p text:style-name="P42">[<text:span text:style-name="T64">0</text:span>, 1, 1, 1]</text:p>
            <text:p text:style-name="P42">[<text:span text:style-name="T64">0</text:span>, 0, 1, 1, 1]</text:p>
            <text:p text:style-name="P42">[<text:span text:style-name="T64">1</text:span>, 0, 0, 1, 1, 1]</text:p>
            <text:p text:style-name="P42">[<text:span text:style-name="T64">1</text:span>, 1, 0, 0, 1, 1, 1]</text:p>
            <text:p text:style-name="P42">[<text:span text:style-name="T64">1</text:span>, 1, 1, 0, 0, 1, 1, 1]</text:p>
            <text:p text:style-name="P43">[<text:span text:style-name="T64">1</text:span>, <text:span text:style-name="T71">1, </text:span>1, 1, 0, 0, 1, 1, 1]</text:p>
            <text:p text:style-name="P43">[<text:span text:style-name="T64">1</text:span>, <text:span text:style-name="T71">1, 1, </text:span>1, 1, 0, 0, 1, 1, 1]</text:p>
            <text:p text:style-name="P43">[<text:span text:style-name="T72">1</text:span>, <text:span text:style-name="T71">1, 1, </text:span>1, 1, 0, 0, 1, 1, 1]</text:p>
          </table:table-cell>
        </table:table-row>
      </table:table>
      <text:p text:style-name="P12"/>
      <table:table table:name="Table2" table:style-name="Table2">
        <table:table-column table:style-name="Table2.A" table:number-columns-repeated="4"/>
        <table:table-header-rows>
          <table:table-row>
            <table:table-cell table:style-name="Table2.A1" office:value-type="string">
              <text:p text:style-name="P72">x</text:p>
            </table:table-cell>
            <table:table-cell table:style-name="Table2.A1" office:value-type="string">
              <text:p text:style-name="P72">x%<text:span text:style-name="T71">4</text:span></text:p>
            </table:table-cell>
            <table:table-cell table:style-name="Table2.A1" office:value-type="string">
              <text:p text:style-name="P72"><text:span text:style-name="T71">x</text:span>/<text:span text:style-name="T71">4</text:span></text:p>
            </table:table-cell>
            <table:table-cell table:style-name="Table2.D1" office:value-type="string">
              <text:p text:style-name="P72">L</text:p>
            </table:table-cell>
          </table:table-row>
        </table:table-header-rows>
        <table:table-row>
          <table:table-cell table:style-name="Table2.A2" office:value-type="string">
            <text:p text:style-name="P43">(999)<text:span text:style-name="T27">dix</text:span></text:p>
            <text:p text:style-name="P61"><text:span text:style-name="T41">(</text:span><text:span text:style-name="T43">24</text:span><text:span text:style-name="T41">9)</text:span>dix</text:p>
            <text:p text:style-name="P61"><text:span text:style-name="T41">(</text:span><text:span text:style-name="T43">62</text:span><text:span text:style-name="T41">)</text:span>dix</text:p>
            <text:p text:style-name="P65">(<text:span text:style-name="T71">15</text:span>)<text:span text:style-name="T27">dix</text:span></text:p>
            <text:p text:style-name="P65">(<text:span text:style-name="T71">3</text:span>)<text:span text:style-name="T27">dix</text:span></text:p>
            <text:p text:style-name="P65">(<text:span text:style-name="T71">0</text:span>)<text:span text:style-name="T27">dix</text:span></text:p>
          </table:table-cell>
          <table:table-cell table:style-name="Table2.A2" office:value-type="string">
            <text:p text:style-name="P43">(<text:span text:style-name="T65">3</text:span>)<text:span text:style-name="T27">dix</text:span></text:p>
            <text:p text:style-name="P65">(<text:span text:style-name="T64">1</text:span>)<text:span text:style-name="T27">dix</text:span></text:p>
            <text:p text:style-name="P65">(<text:span text:style-name="T65">2</text:span>)<text:span text:style-name="T27">dix</text:span></text:p>
            <text:p text:style-name="P65">(<text:span text:style-name="T65">3</text:span>)<text:span text:style-name="T27">dix</text:span></text:p>
            <text:p text:style-name="P65">(<text:span text:style-name="T65">3</text:span>)<text:span text:style-name="T27">dix</text:span></text:p>
            <text:p text:style-name="P65">-</text:p>
          </table:table-cell>
          <table:table-cell table:style-name="Table2.A2" office:value-type="string">
            <text:p text:style-name="P43">(<text:span text:style-name="T71">249</text:span>)<text:span text:style-name="T27">dix</text:span></text:p>
            <text:p text:style-name="P43"><text:span text:style-name="T41">(</text:span><text:span text:style-name="T43">62</text:span><text:span text:style-name="T41">)</text:span><text:span text:style-name="T27">dix</text:span></text:p>
            <text:p text:style-name="P65">(<text:span text:style-name="T71">15</text:span>)<text:span text:style-name="T27">dix</text:span></text:p>
            <text:p text:style-name="P65">(<text:span text:style-name="T71">3</text:span>)<text:span text:style-name="T27">dix</text:span></text:p>
            <text:p text:style-name="P65">(<text:span text:style-name="T71">0</text:span>)<text:span text:style-name="T27">dix</text:span></text:p>
            <text:p text:style-name="P65">-</text:p>
          </table:table-cell>
          <table:table-cell table:style-name="Table2.D2" office:value-type="string">
            <text:p text:style-name="P43">[<text:span text:style-name="T65">3</text:span>]</text:p>
            <text:p text:style-name="P43">[<text:span text:style-name="T64">1</text:span>, <text:span text:style-name="T71">3</text:span>]</text:p>
            <text:p text:style-name="P43">[<text:span text:style-name="T65">2</text:span>, 1, <text:span text:style-name="T71">3</text:span>]</text:p>
            <text:p text:style-name="P43">[<text:span text:style-name="T65">3</text:span>, <text:span text:style-name="T71">2</text:span>, 1, <text:span text:style-name="T71">3</text:span>]</text:p>
            <text:p text:style-name="P43">[<text:span text:style-name="T68">3</text:span>, <text:span text:style-name="T71">3</text:span>, <text:span text:style-name="T71">2</text:span>, 1, <text:span text:style-name="T71">3</text:span>]</text:p>
            <text:p text:style-name="P44"><text:span text:style-name="T72">[</text:span><text:span text:style-name="T74">3</text:span>, <text:span text:style-name="T71">3</text:span>, <text:span text:style-name="T71">2</text:span>, 1, <text:span text:style-name="T71">3</text:span>]</text:p>
          </table:table-cell>
        </table:table-row>
      </table:table>
      <text:p text:style-name="P2"/>
      <table:table table:name="Table3" table:style-name="Table3">
        <table:table-column table:style-name="Table3.A" table:number-columns-repeated="4"/>
        <table:table-header-rows>
          <table:table-row>
            <table:table-cell table:style-name="Table3.A1" office:value-type="string">
              <text:p text:style-name="P72">x</text:p>
            </table:table-cell>
            <table:table-cell table:style-name="Table3.A1" office:value-type="string">
              <text:p text:style-name="P72">x%<text:span text:style-name="T71">16</text:span></text:p>
            </table:table-cell>
            <table:table-cell table:style-name="Table3.A1" office:value-type="string">
              <text:p text:style-name="P72"><text:span text:style-name="T71">x</text:span>/<text:span text:style-name="T71">16</text:span></text:p>
            </table:table-cell>
            <table:table-cell table:style-name="Table3.D1" office:value-type="string">
              <text:p text:style-name="P72">L</text:p>
            </table:table-cell>
          </table:table-row>
        </table:table-header-rows>
        <table:table-row>
          <table:table-cell table:style-name="Table3.A2" office:value-type="string">
            <text:p text:style-name="P43">(999)<text:span text:style-name="T27">dix</text:span></text:p>
            <text:p text:style-name="P65">(62)<text:span text:style-name="T27">dix</text:span></text:p>
            <text:p text:style-name="P65">(3)<text:span text:style-name="T27">dix</text:span></text:p>
            <text:p text:style-name="P65">(<text:span text:style-name="T71">0</text:span>)<text:span text:style-name="T27">dix</text:span></text:p>
          </table:table-cell>
          <table:table-cell table:style-name="Table3.A2" office:value-type="string">
            <text:p text:style-name="P43">(<text:span text:style-name="T66">7</text:span>)<text:span text:style-name="T27">dix</text:span></text:p>
            <text:p text:style-name="P65">(<text:span text:style-name="T66">14</text:span>)<text:span text:style-name="T27">dix</text:span></text:p>
            <text:p text:style-name="P65">(<text:span text:style-name="T66">3</text:span>)<text:span text:style-name="T27">dix</text:span></text:p>
            <text:p text:style-name="P65">-</text:p>
          </table:table-cell>
          <table:table-cell table:style-name="Table3.A2" office:value-type="string">
            <text:p text:style-name="P43">(<text:span text:style-name="T77">62</text:span>)<text:span text:style-name="T27">dix</text:span></text:p>
            <text:p text:style-name="P43"><text:span text:style-name="T41">(</text:span><text:span text:style-name="T44">3</text:span><text:span text:style-name="T41">)</text:span><text:span text:style-name="T27">dix</text:span></text:p>
            <text:p text:style-name="P66">(<text:span text:style-name="T77">0</text:span>)<text:span text:style-name="T27">dix</text:span></text:p>
            <text:p text:style-name="P66">-</text:p>
          </table:table-cell>
          <table:table-cell table:style-name="Table3.D2" office:value-type="string">
            <text:p text:style-name="P43">[<text:span text:style-name="T66">7</text:span>]</text:p>
            <text:p text:style-name="P43">[<text:span text:style-name="T64">1</text:span><text:span text:style-name="T66">4</text:span>, <text:span text:style-name="T77">7</text:span>]</text:p>
            <text:p text:style-name="P43">[<text:span text:style-name="T66">3</text:span>, 1<text:span text:style-name="T77">4</text:span>, <text:span text:style-name="T77">7</text:span>]</text:p>
            <text:p text:style-name="P43">[<text:span text:style-name="T77">3</text:span>, 1<text:span text:style-name="T77">4</text:span>, <text:span text:style-name="T77">7</text:span>]</text:p>
          </table:table-cell>
        </table:table-row>
      </table:table>
      <text:p text:style-name="P2"><text:soft-page-break/></text:p>
      <text:p text:style-name="P17">2. <text:tab/><text:span text:style-name="T26">(</text:span>1002<text:span text:style-name="T26">)</text:span><text:span text:style-name="T27">trois</text:span><text:span text:style-name="T42"> </text:span><text:span text:style-name="T43">= (</text:span><text:span text:style-name="T50">1003</text:span><text:span text:style-name="T43">)</text:span><text:span text:style-name="T28">d</text:span><text:span text:style-name="T27">ix</text:span></text:p>
      <table:table table:name="Table4" table:style-name="Table4">
        <table:table-column table:style-name="Table4.A" table:number-columns-repeated="4"/>
        <table:table-header-rows>
          <table:table-row>
            <table:table-cell table:style-name="Table4.A1" office:value-type="string">
              <text:p text:style-name="P73">x</text:p>
            </table:table-cell>
            <table:table-cell table:style-name="Table4.A1" office:value-type="string">
              <text:p text:style-name="P73">x%<text:span text:style-name="T78">10</text:span></text:p>
            </table:table-cell>
            <table:table-cell table:style-name="Table4.A1" office:value-type="string">
              <text:p text:style-name="P73"><text:span text:style-name="T71">x</text:span>/<text:span text:style-name="T78">10</text:span></text:p>
            </table:table-cell>
            <table:table-cell table:style-name="Table4.D1" office:value-type="string">
              <text:p text:style-name="P73">L</text:p>
            </table:table-cell>
          </table:table-row>
        </table:table-header-rows>
        <table:table-row>
          <table:table-cell table:style-name="Table4.A2" office:value-type="string">
            <text:p text:style-name="P45">(<text:span text:style-name="T78">1002</text:span>)<text:span text:style-name="T31">trois</text:span></text:p>
            <text:p text:style-name="P62"><text:span text:style-name="T41">(</text:span><text:span text:style-name="T49">100</text:span><text:span text:style-name="T41">)</text:span><text:span text:style-name="T78">trois</text:span></text:p>
            <text:p text:style-name="P62"><text:span text:style-name="T41">(</text:span><text:span text:style-name="T49">10</text:span><text:span text:style-name="T41">)</text:span><text:span text:style-name="T78">trois</text:span></text:p>
            <text:p text:style-name="P67">(<text:span text:style-name="T78">1</text:span>)<text:span text:style-name="T31">trois</text:span></text:p>
            <text:p text:style-name="P67">(<text:span text:style-name="T71">0</text:span>)<text:span text:style-name="T31">trois</text:span></text:p>
          </table:table-cell>
          <table:table-cell table:style-name="Table4.A2" office:value-type="string">
            <text:p text:style-name="P45">(<text:span text:style-name="T67">2</text:span>)<text:span text:style-name="T31">trois</text:span></text:p>
            <text:p text:style-name="P67">(<text:span text:style-name="T67">0</text:span>)<text:span text:style-name="T31">trois</text:span></text:p>
            <text:p text:style-name="P67">(<text:span text:style-name="T67">0</text:span>)<text:span text:style-name="T31">trois</text:span></text:p>
            <text:p text:style-name="P67">(<text:span text:style-name="T67">1</text:span>)<text:span text:style-name="T31">trois</text:span></text:p>
            <text:p text:style-name="P67">-</text:p>
          </table:table-cell>
          <table:table-cell table:style-name="Table4.A2" office:value-type="string">
            <text:p text:style-name="P45">(<text:span text:style-name="T78">100</text:span>)<text:span text:style-name="T31">trois</text:span></text:p>
            <text:p text:style-name="P45"><text:span text:style-name="T41">(</text:span><text:span text:style-name="T49">10</text:span><text:span text:style-name="T41">)</text:span><text:span text:style-name="T31">trois</text:span></text:p>
            <text:p text:style-name="P67">(<text:span text:style-name="T71">1</text:span>)<text:span text:style-name="T31">trois</text:span></text:p>
            <text:p text:style-name="P67">(<text:span text:style-name="T78">0</text:span>)<text:span text:style-name="T31">trois</text:span></text:p>
            <text:p text:style-name="P67">-</text:p>
          </table:table-cell>
          <table:table-cell table:style-name="Table4.D2" office:value-type="string">
            <text:p text:style-name="P45">[<text:span text:style-name="T67">2</text:span>]</text:p>
            <text:p text:style-name="P45">[<text:span text:style-name="T67">0</text:span>, <text:span text:style-name="T71">3</text:span>]</text:p>
            <text:p text:style-name="P45">[<text:span text:style-name="T67">0</text:span>, <text:span text:style-name="T78">0</text:span>, <text:span text:style-name="T71">3</text:span>]</text:p>
            <text:p text:style-name="P45">[<text:span text:style-name="T67">1</text:span>, <text:span text:style-name="T78">0</text:span>, <text:span text:style-name="T78">0</text:span>, <text:span text:style-name="T71">3</text:span>]</text:p>
            <text:p text:style-name="P45"><text:span text:style-name="T72">[</text:span><text:span text:style-name="T73">1</text:span>, <text:span text:style-name="T78">0</text:span>, <text:span text:style-name="T78">0</text:span>, <text:span text:style-name="T71">3</text:span>]</text:p>
          </table:table-cell>
        </table:table-row>
      </table:table>
      <text:p text:style-name="P4"><text:span text:style-name="T3"/></text:p>
      <text:p text:style-name="P4"><text:span text:style-name="T3"><text:tab/>Exercice </text:span><text:span text:style-name="T4">3.</text:span><text:span text:style-name="T3"> (</text:span><text:span text:style-name="T4">Binaire et hexadécimal</text:span><text:span text:style-name="T3">)</text:span></text:p>
      <text:p text:style-name="P18"><text:span text:style-name="T3">1. <text:tab/>(0101 0101 1111 0000 0000 0001)</text:span><text:span text:style-name="T32">deux</text:span><text:span text:style-name="T3"> = (55F001)</text:span><text:span text:style-name="T32">seize</text:span></text:p>
      <text:p text:style-name="P18"><text:span text:style-name="T3">2. <text:tab/>(2BABA101F9)</text:span><text:span text:style-name="T32">seize</text:span><text:span text:style-name="T3"> = (0010 1011 1010 1011 1010 0001 0000 0001 1111 1001)</text:span><text:span text:style-name="T32">deux</text:span></text:p>
      <text:p text:style-name="P14"/>
      <text:p text:style-name="P14"><text:tab/><text:span text:style-name="T1">Exercice 4. (Représentation avec biais)</text:span></text:p>
      <text:p text:style-name="P19">1.<text:tab/>n := 8 bits</text:p>
      <text:p text:style-name="P19"><text:tab/>k := 1000</text:p>
      <text:p text:style-name="P19"><text:tab/>-9<text:span text:style-name="T84">5</text:span>0 + 1000 = <text:span text:style-name="T84">50</text:span><text:tab/>(<text:span text:style-name="T84">5</text:span>0)<text:span text:style-name="T27">dix</text:span> = (1<text:span text:style-name="T84">10</text:span>0<text:span text:style-name="T84">1</text:span>0)<text:span text:style-name="T27">deux</text:span></text:p>
      <text:p text:style-name="P19"><text:tab/>(-9<text:span text:style-name="T84">50</text:span>)<text:span text:style-name="T27">dix</text:span> = (001<text:span text:style-name="T84">1</text:span> <text:span text:style-name="T84">0</text:span>0<text:span text:style-name="T84">1</text:span>0)<text:span text:style-name="T27">biais=1000</text:span></text:p>
      <text:p text:style-name="P19"><text:span text:style-name="T27"/></text:p>
      <text:p text:style-name="P19">2.<text:tab/>n := 16 bits</text:p>
      <text:p text:style-name="P19"><text:tab/>k := 256</text:p>
      <text:p text:style-name="P19"><text:tab/>0 + 256 = 256<text:tab/>(256)<text:span text:style-name="T27">dix</text:span> = (100000000)<text:span text:style-name="T27">deux</text:span></text:p>
      <text:p text:style-name="P19"><text:tab/>(0)<text:span text:style-name="T27">dix</text:span> = (0000 0001 0000 0000)<text:span text:style-name="T27">biais=1000</text:span></text:p>
      <text:p text:style-name="P19"><text:span text:style-name="T27"/></text:p>
      <text:p text:style-name="P20">3.<text:tab/>n := 8 <text:span text:style-name="T83">bits</text:span></text:p>
      <text:p text:style-name="P20"><text:tab/>k := 21</text:p>
      <text:p text:style-name="P20"><text:tab/><text:span text:style-name="T82">(</text:span>0<text:span text:style-name="T82">)</text:span><text:span text:style-name="T27">deux</text:span><text:span text:style-name="T82"> = (</text:span>0<text:span text:style-name="T82">)</text:span><text:span text:style-name="T37">d</text:span><text:span text:style-name="T27">i</text:span><text:span text:style-name="T37">x<text:tab/></text:span><text:span text:style-name="T41">0 – 21 = 21</text:span></text:p>
      <text:p text:style-name="P20"><text:tab/><text:span text:style-name="T82">(</text:span>0000 0000<text:span text:style-name="T82">)</text:span><text:span text:style-name="T27">biais=21</text:span><text:span text:style-name="T82"> = (-</text:span>21<text:span text:style-name="T82">)</text:span><text:span text:style-name="T37">d</text:span><text:span text:style-name="T27">i</text:span><text:span text:style-name="T37">x</text:span></text:p>
      <text:p text:style-name="P20"><text:span text:style-name="T37"/></text:p>
      <text:p text:style-name="P20">4.<text:tab/>n := 16 <text:span text:style-name="T83">bits</text:span></text:p>
      <text:p text:style-name="P20"><text:tab/>k := 17</text:p>
      <text:p text:style-name="P20"><text:tab/><text:span text:style-name="T82">(</text:span>10001<text:span text:style-name="T82">)</text:span><text:span text:style-name="T27">deux</text:span><text:span text:style-name="T82"> = (</text:span>17<text:span text:style-name="T82">)</text:span><text:span text:style-name="T37">d</text:span><text:span text:style-name="T27">i</text:span><text:span text:style-name="T37">x<text:tab/></text:span><text:span text:style-name="T41">17 – 17 = 0</text:span></text:p>
      <text:p text:style-name="P20"><text:tab/><text:span text:style-name="T82">(</text:span>0000 0000 0001 0001<text:span text:style-name="T82">)</text:span><text:span text:style-name="T27">biais=17</text:span><text:span text:style-name="T82"> = (</text:span>0<text:span text:style-name="T82">)</text:span><text:span text:style-name="T37">d</text:span><text:span text:style-name="T27">i</text:span><text:span text:style-name="T37">x</text:span></text:p>
      <text:p text:style-name="P20"><text:span text:style-name="T37"/></text:p>
      <text:p text:style-name="P20">5.<text:tab/>n := 8 <text:span text:style-name="T83">bits</text:span></text:p>
      <text:p text:style-name="P20"><text:tab/>k := 1777</text:p>
      <text:p text:style-name="P20"><text:tab/><text:span text:style-name="T82">(</text:span>10001<text:span text:style-name="T82">)</text:span><text:span text:style-name="T27">deux</text:span><text:span text:style-name="T82"> = (</text:span>17<text:span text:style-name="T82">)</text:span><text:span text:style-name="T37">d</text:span><text:span text:style-name="T27">i</text:span><text:span text:style-name="T37">x<text:tab/></text:span><text:span text:style-name="T41">17 – 1777 = -1760</text:span></text:p>
      <text:p text:style-name="P20"><text:tab/><text:span text:style-name="T82">(</text:span>0001 0001<text:span text:style-name="T82">)</text:span><text:span text:style-name="T27">biais=1777</text:span><text:span text:style-name="T82"> = (-</text:span>1760<text:span text:style-name="T82">)</text:span><text:span text:style-name="T37">d</text:span><text:span text:style-name="T27">i</text:span><text:span text:style-name="T37">x</text:span></text:p>
      <text:p text:style-name="P14"/>
      <text:p text:style-name="P14"><text:tab/><text:span text:style-name="T2">Exercice 5. (Représentation en complément à deux)</text:span></text:p>
      <text:p text:style-name="P23">1. <text:tab/>n := 8 bits</text:p>
      <text:p text:style-name="P15"><text:span text:style-name="T82"><text:tab/>(17)</text:span><text:span text:style-name="T38">dix</text:span><text:span text:style-name="T82"> = (10001)</text:span><text:span text:style-name="T38">c2</text:span></text:p>
      <text:p text:style-name="P14"><text:soft-page-break/></text:p>
      <text:p text:style-name="P14"/>
      <text:p text:style-name="P21"><text:span text:style-name="T83">2</text:span>.<text:tab/>n := 8 <text:span text:style-name="T83">bits</text:span><text:tab/></text:p>
      <text:p text:style-name="P22"><text:tab/><text:span text:style-name="T82">(</text:span>1<text:span text:style-name="T82">)</text:span><text:span text:style-name="T27">d</text:span><text:span text:style-name="T38">i</text:span><text:span text:style-name="T27">x</text:span><text:span text:style-name="T82"> = (0000 000</text:span>1<text:span text:style-name="T82">)</text:span><text:span text:style-name="T37">d</text:span><text:span text:style-name="T38">eu</text:span><text:span text:style-name="T37">x</text:span><text:span text:style-name="T51"> = (</text:span><text:span text:style-name="T52">1111</text:span><text:span text:style-name="T51"> </text:span><text:span text:style-name="T52">1110</text:span><text:span text:style-name="T51">)</text:span><text:span text:style-name="T39">c1</text:span><text:span text:style-name="T51"> = (</text:span><text:span text:style-name="T52">1111</text:span><text:span text:style-name="T51"> </text:span><text:span text:style-name="T52">11</text:span><text:span text:style-name="T62">11</text:span><text:span text:style-name="T51">)</text:span><text:span text:style-name="T39">c2</text:span></text:p>
      <text:p text:style-name="P16"><text:tab/><text:span text:style-name="T82">(-1)</text:span><text:span text:style-name="T38">dix</text:span><text:span text:style-name="T82"> = (</text:span><text:span text:style-name="T52">1111</text:span><text:span text:style-name="T51"> </text:span><text:span text:style-name="T52">11</text:span><text:span text:style-name="T62">11</text:span><text:span text:style-name="T82">)</text:span><text:span text:style-name="T38">c2</text:span></text:p>
      <text:p text:style-name="P14"/>
      <text:p text:style-name="P24">3.<text:tab/>n := 16 bits</text:p>
      <text:p text:style-name="P24"><text:tab/><text:span text:style-name="T82">(1</text:span>021<text:span text:style-name="T82">)</text:span><text:span text:style-name="T37">d</text:span><text:span text:style-name="T38">i</text:span><text:span text:style-name="T37">x</text:span><text:span text:style-name="T82"> = (</text:span>0000 0011 1111<text:span text:style-name="T82"> </text:span>11<text:span text:style-name="T82">01)</text:span><text:span text:style-name="T37">d</text:span><text:span text:style-name="T38">eu</text:span><text:span text:style-name="T37">x</text:span><text:span text:style-name="T51"> = (</text:span><text:span text:style-name="T41">1111 1100 0000 0010</text:span><text:span text:style-name="T51">)</text:span><text:span text:style-name="T27">c1</text:span><text:span text:style-name="T51"> = (</text:span><text:span text:style-name="T41">1111 1100 0000 00</text:span><text:span text:style-name="T62">1</text:span><text:span text:style-name="T41">1</text:span><text:span text:style-name="T51">)</text:span><text:span text:style-name="T27">c2</text:span></text:p>
      <text:p text:style-name="P16"><text:tab/><text:span text:style-name="T82">(-1021)</text:span><text:span text:style-name="T38">dix</text:span><text:span text:style-name="T82"> = (</text:span><text:span text:style-name="T52">1111 1100 0000 00</text:span><text:span text:style-name="T62">1</text:span><text:span text:style-name="T52">1</text:span><text:span text:style-name="T82">)</text:span><text:span text:style-name="T38">c2</text:span></text:p>
      <text:p text:style-name="P14"/>
      <text:p text:style-name="P24">4. <text:tab/>n := 8 bits</text:p>
      <text:p text:style-name="P24"><text:tab/><text:span text:style-name="T82">(1</text:span>000<text:span text:style-name="T82">)</text:span><text:span text:style-name="T37">d</text:span><text:span text:style-name="T38">i</text:span><text:span text:style-name="T37">x</text:span><text:span text:style-name="T82"> = (</text:span>0000 0011 1110<text:span text:style-name="T82"> </text:span>11<text:span text:style-name="T82">0</text:span>0<text:span text:style-name="T82">)</text:span><text:span text:style-name="T37">d</text:span><text:span text:style-name="T38">eu</text:span><text:span text:style-name="T37">x</text:span><text:span text:style-name="T51"> = (</text:span><text:span text:style-name="T41">1111 1100 0001 0011</text:span><text:span text:style-name="T51">)</text:span><text:span text:style-name="T27">c1</text:span><text:span text:style-name="T51"> = (</text:span><text:span text:style-name="T41">1111 1100 0000 11</text:span><text:span text:style-name="T62">11</text:span><text:span text:style-name="T51">)</text:span><text:span text:style-name="T27">c2</text:span></text:p>
      <text:p text:style-name="P16"><text:tab/><text:span text:style-name="T82">(-1000)</text:span><text:span text:style-name="T38">dix</text:span><text:span text:style-name="T82"> = (</text:span><text:span text:style-name="T52">1111 1100 0000 </text:span><text:span text:style-name="T62">1111</text:span><text:span text:style-name="T82">)</text:span><text:span text:style-name="T38">c2</text:span></text:p>
      <text:p text:style-name="P24">On ne peut pas représenter -1000 sur 8 bits car il nous en faut au moins 11 ; 1000 est codé sur 10 bits et il nous faut un bit supplémentaire pour avoir le bit de signe.</text:p>
      <text:p text:style-name="P14"/>
      <text:p text:style-name="P25">5.<text:tab/>n := 8 bits</text:p>
      <text:p text:style-name="P25"><text:tab/><text:span text:style-name="T82">(</text:span>0000 1001<text:span text:style-name="T82">)</text:span><text:span text:style-name="T27">c2</text:span><text:span text:style-name="T82"> = (</text:span>9<text:span text:style-name="T82">)</text:span><text:span text:style-name="T27">dix</text:span></text:p>
      <text:p text:style-name="P25"/>
      <text:p text:style-name="P25">6. <text:tab/>n := 8 bits</text:p>
      <text:p text:style-name="P25"><text:tab/><text:span text:style-name="T82">(</text:span>1000 1001<text:span text:style-name="T82">)</text:span><text:span text:style-name="T27">deux</text:span><text:span text:style-name="T82"> = (</text:span>0111 0110<text:span text:style-name="T82">)</text:span><text:span text:style-name="T27">c1</text:span><text:span text:style-name="T51"> = (</text:span><text:span text:style-name="T41">0111 01</text:span><text:span text:style-name="T62">1</text:span><text:span text:style-name="T41">1</text:span><text:span text:style-name="T51">)</text:span><text:span text:style-name="T27">c2</text:span><text:span text:style-name="T51"> = (</text:span><text:span text:style-name="T41">11</text:span><text:span text:style-name="T62">9</text:span><text:span text:style-name="T51">)</text:span><text:span text:style-name="T27">dix</text:span></text:p>
      <text:p text:style-name="P25"><text:tab/><text:span text:style-name="T82">(</text:span>1000 1001<text:span text:style-name="T82">)</text:span><text:span text:style-name="T27">c2</text:span><text:span text:style-name="T82"> = (</text:span><text:span text:style-name="T51">-</text:span><text:span text:style-name="T41">11</text:span><text:span text:style-name="T62">9</text:span><text:span text:style-name="T82">)</text:span><text:span text:style-name="T27">dix</text:span></text:p>
      <text:p text:style-name="P25"/>
      <text:p text:style-name="P25">7. <text:s/><text:tab/>n := 8</text:p>
      <text:p text:style-name="P25"><text:tab/><text:span text:style-name="T82">(</text:span>1100 1011<text:span text:style-name="T82">)</text:span><text:span text:style-name="T27">deux</text:span><text:span text:style-name="T82"> = (</text:span>0011 0100<text:span text:style-name="T82">)</text:span><text:span text:style-name="T27">c1</text:span><text:span text:style-name="T51"> = (</text:span><text:span text:style-name="T41">0011 0</text:span><text:span text:style-name="T63">10</text:span><text:span text:style-name="T41">1</text:span><text:span text:style-name="T51">)</text:span><text:span text:style-name="T27">c2</text:span><text:span text:style-name="T51"> = (</text:span><text:span text:style-name="T41">5</text:span><text:span text:style-name="T63">3</text:span><text:span text:style-name="T51">)</text:span><text:span text:style-name="T27">dix</text:span></text:p>
      <text:p text:style-name="P25"><text:tab/><text:span text:style-name="T82">(</text:span>1100 1011<text:span text:style-name="T82">)</text:span><text:span text:style-name="T27">c2</text:span><text:span text:style-name="T82"> = (</text:span><text:span text:style-name="T51">-</text:span><text:span text:style-name="T41">5</text:span><text:span text:style-name="T63">3</text:span><text:span text:style-name="T82">)</text:span><text:span text:style-name="T27">dix</text:span></text:p>
      <text:p text:style-name="P14"/>
      <text:p text:style-name="P34"><text:span text:style-name="T3">1.</text:span><text:span text:style-name="T8">2</text:span><text:span text:style-name="T3"> </text:span><text:span text:style-name="T5">Opérations en complément à deux</text:span></text:p>
      <text:p text:style-name="P5"><text:span text:style-name="T3"><text:tab/>Exercice </text:span><text:span text:style-name="T5">6</text:span><text:span text:style-name="T3">. (</text:span><text:span text:style-name="T5">Dépassement de capacité </text:span><text:span text:style-name="T6">(D.C.) </text:span><text:span text:style-name="T5">et retenue de sortie </text:span><text:span text:style-name="T6">(R.S.)</text:span><text:span text:style-name="T3">)</text:span></text:p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4">Retenue de sortie</text:p>
          </table:table-cell>
          <table:table-cell table:style-name="Table5.D1" office:value-type="string">
            <text:p text:style-name="P54">Dépassement de capacité</text:p>
          </table:table-cell>
        </table:table-row>
        <table:table-row>
          <table:table-cell table:style-name="Table5.A2" office:value-type="string">
            <text:p text:style-name="P55">v1 + v2</text:p>
          </table:table-cell>
          <table:table-cell table:style-name="Table5.A2" office:value-type="string">
            <text:p text:style-name="P48">10011100</text:p>
            <text:p text:style-name="P56">+ 00000101</text:p>
            <text:p text:style-name="P58">10100001</text:p>
          </table:table-cell>
          <table:table-cell table:style-name="Table5.A2" office:value-type="string">
            <text:p text:style-name="P41"><text:span text:style-name="T85">0</text:span> </text:p>
          </table:table-cell>
          <table:table-cell table:style-name="Table5.D2" office:value-type="string">
            <text:p text:style-name="P49">non</text:p>
          </table:table-cell>
        </table:table-row>
        <table:table-row>
          <table:table-cell table:style-name="Table5.A2" office:value-type="string">
            <text:p text:style-name="P55">v3 + v4</text:p>
          </table:table-cell>
          <table:table-cell table:style-name="Table5.A2" office:value-type="string">
            <text:p text:style-name="P50">10001000</text:p>
            <text:p text:style-name="P57">+ 11111001</text:p>
            <text:p text:style-name="P58">(1) 10000001</text:p>
          </table:table-cell>
          <table:table-cell table:style-name="Table5.A2" office:value-type="string">
            <text:p text:style-name="P49">1</text:p>
          </table:table-cell>
          <table:table-cell table:style-name="Table5.D2" office:value-type="string">
            <text:p text:style-name="P49">non</text:p>
          </table:table-cell>
        </table:table-row>
        <table:table-row>
          <table:table-cell table:style-name="Table5.A2" office:value-type="string">
            <text:p text:style-name="P55">v5 + v6</text:p>
          </table:table-cell>
          <table:table-cell table:style-name="Table5.A2" office:value-type="string">
            <text:p text:style-name="P50">00110101</text:p>
            <text:p text:style-name="P57">+ 11100000</text:p>
            <text:p text:style-name="P58">(1) 00110101</text:p>
          </table:table-cell>
          <table:table-cell table:style-name="Table5.A2" office:value-type="string">
            <text:p text:style-name="P49">1</text:p>
          </table:table-cell>
          <table:table-cell table:style-name="Table5.D2" office:value-type="string">
            <text:p text:style-name="P49">non</text:p>
          </table:table-cell>
        </table:table-row>
        <table:table-row>
          <table:table-cell table:style-name="Table5.A2" office:value-type="string">
            <text:p text:style-name="P55">v7 + v8</text:p>
          </table:table-cell>
          <table:table-cell table:style-name="Table5.A2" office:value-type="string">
            <text:p text:style-name="P50">01001111</text:p>
            <text:p text:style-name="P57">+ 01011001</text:p>
            <text:p text:style-name="P58">10101000</text:p>
          </table:table-cell>
          <table:table-cell table:style-name="Table5.A2" office:value-type="string">
            <text:p text:style-name="P49">0</text:p>
          </table:table-cell>
          <table:table-cell table:style-name="Table5.D2" office:value-type="string">
            <text:p text:style-name="P70">oui</text:p>
          </table:table-cell>
        </table:table-row>
        <table:table-row>
          <table:table-cell table:style-name="Table5.A2" office:value-type="string">
            <text:p text:style-name="P55">v9 + v10</text:p>
          </table:table-cell>
          <table:table-cell table:style-name="Table5.A2" office:value-type="string">
            <text:p text:style-name="P50">10000000</text:p>
            <text:p text:style-name="P57"><text:soft-page-break/>+ 11000000</text:p>
            <text:p text:style-name="P58">(1) 01000000</text:p>
          </table:table-cell>
          <table:table-cell table:style-name="Table5.A2" office:value-type="string">
            <text:p text:style-name="P49">1</text:p>
          </table:table-cell>
          <table:table-cell table:style-name="Table5.D2" office:value-type="string">
            <text:p text:style-name="P70">oui</text:p>
          </table:table-cell>
        </table:table-row>
        <table:table-row>
          <table:table-cell table:style-name="Table5.A2" office:value-type="string">
            <text:p text:style-name="P55">v1 + v10</text:p>
          </table:table-cell>
          <table:table-cell table:style-name="Table5.A2" office:value-type="string">
            <text:p text:style-name="P50">10011100</text:p>
            <text:p text:style-name="P57">+ 11000000</text:p>
            <text:p text:style-name="P58">(1) 01011100</text:p>
          </table:table-cell>
          <table:table-cell table:style-name="Table5.A2" office:value-type="string">
            <text:p text:style-name="P49">1</text:p>
          </table:table-cell>
          <table:table-cell table:style-name="Table5.D2" office:value-type="string">
            <text:p text:style-name="P70">oui</text:p>
          </table:table-cell>
        </table:table-row>
      </table:table>
      <text:p text:style-name="P35"><text:span text:style-name="T3">1.</text:span><text:span text:style-name="T9">3</text:span><text:span text:style-name="T3"> </text:span><text:span text:style-name="T9">Représentation des flottants</text:span></text:p>
      <text:p text:style-name="P6"><text:span text:style-name="T3"><text:tab/>Exercice </text:span><text:span text:style-name="T9">7</text:span><text:span text:style-name="T3">. (</text:span><text:span text:style-name="T9">Flottants</text:span><text:span text:style-name="T3">)</text:span></text:p>
      <text:p text:style-name="P26"><text:span text:style-name="T3">1.<text:tab/>n := 8 bits<text:tab/>m := 7 bits</text:span></text:p>
      <text:p text:style-name="P26"><text:span text:style-name="T3"><text:tab/>b := 2</text:span></text:p>
      <text:p text:style-name="P26"><text:span text:style-name="T3"><text:tab/>x := (0.40625)</text:span><text:span text:style-name="T32">dix</text:span></text:p>
      <table:table table:name="Table6" table:style-name="Table6">
        <table:table-column table:style-name="Table6.A" table:number-columns-repeated="4"/>
        <table:table-header-rows>
          <table:table-row>
            <table:table-cell table:style-name="Table6.A1" office:value-type="string">
              <text:p text:style-name="P74">x</text:p>
            </table:table-cell>
            <table:table-cell table:style-name="Table6.A1" office:value-type="string">
              <text:p text:style-name="P74">x*<text:span text:style-name="T86">2</text:span></text:p>
            </table:table-cell>
            <table:table-cell table:style-name="Table6.A1" office:value-type="string">
              <text:p text:style-name="P74"><text:span text:style-name="T86">x - [x]</text:span></text:p>
            </table:table-cell>
            <table:table-cell table:style-name="Table6.D1" office:value-type="string">
              <text:p text:style-name="P74">L</text:p>
            </table:table-cell>
          </table:table-row>
        </table:table-header-rows>
        <table:table-row>
          <table:table-cell table:style-name="Table6.A2" office:value-type="string">
            <text:p text:style-name="P46">(<text:span text:style-name="T7">0.40625</text:span>)<text:span text:style-name="T40">dix</text:span></text:p>
            <text:p text:style-name="P63"><text:span text:style-name="T41">(</text:span><text:span text:style-name="T53">0.</text:span><text:span text:style-name="T54">8125</text:span><text:span text:style-name="T41">)</text:span><text:span text:style-name="T86">dix</text:span></text:p>
            <text:p text:style-name="P63"><text:span text:style-name="T41">(</text:span><text:span text:style-name="T61">0.625</text:span><text:span text:style-name="T41">)</text:span><text:span text:style-name="T86">dix</text:span></text:p>
            <text:p text:style-name="P68">(<text:span text:style-name="T87">0.25</text:span>)<text:span text:style-name="T40">dix</text:span></text:p>
            <text:p text:style-name="P69">(<text:span text:style-name="T71">0.5</text:span>)<text:span text:style-name="T40">dix</text:span></text:p>
            <text:p text:style-name="P68">(<text:span text:style-name="T71">0</text:span>)<text:span text:style-name="T40">dix</text:span></text:p>
          </table:table-cell>
          <table:table-cell table:style-name="Table6.A2" office:value-type="string">
            <text:p text:style-name="P46">(<text:span text:style-name="T69">0</text:span><text:span text:style-name="T75">.8125</text:span>)<text:span text:style-name="T40">dix</text:span></text:p>
            <text:p text:style-name="P68">(<text:span text:style-name="T70">1</text:span><text:span text:style-name="T76">.625</text:span>)<text:span text:style-name="T40">dix</text:span></text:p>
            <text:p text:style-name="P68">(<text:span text:style-name="T70">1</text:span><text:span text:style-name="T76">.25</text:span>)<text:span text:style-name="T40">dix</text:span></text:p>
            <text:p text:style-name="P68">(<text:span text:style-name="T70">0</text:span><text:span text:style-name="T76">.5</text:span>)<text:span text:style-name="T40">dix</text:span></text:p>
            <text:p text:style-name="P69">(<text:span text:style-name="T70">1</text:span><text:span text:style-name="T76">.0</text:span>)<text:span text:style-name="T40">dix</text:span></text:p>
            <text:p text:style-name="P68">-</text:p>
          </table:table-cell>
          <table:table-cell table:style-name="Table6.A2" office:value-type="string">
            <text:p text:style-name="P46">(<text:span text:style-name="T87">0.8125</text:span>)<text:span text:style-name="T40">dix</text:span></text:p>
            <text:p text:style-name="P46"><text:span text:style-name="T41">(</text:span><text:span text:style-name="T61">0.625</text:span><text:span text:style-name="T41">)</text:span><text:span text:style-name="T40">dix</text:span></text:p>
            <text:p text:style-name="P68">(<text:span text:style-name="T87">0.25</text:span>)<text:span text:style-name="T40">dix</text:span></text:p>
            <text:p text:style-name="P68">(<text:span text:style-name="T78">0.5</text:span>)<text:span text:style-name="T40">dix</text:span></text:p>
            <text:p text:style-name="P69">(<text:span text:style-name="T76">0.0</text:span>)<text:span text:style-name="T40">dix</text:span></text:p>
            <text:p text:style-name="P68">-</text:p>
          </table:table-cell>
          <table:table-cell table:style-name="Table6.D2" office:value-type="string">
            <text:p text:style-name="P46">[<text:span text:style-name="T69">0</text:span>]</text:p>
            <text:p text:style-name="P46">[<text:span text:style-name="T70">1</text:span>, <text:span text:style-name="T87">0</text:span>]</text:p>
            <text:p text:style-name="P46">[<text:span text:style-name="T70">1</text:span>, <text:span text:style-name="T87">1</text:span>, <text:span text:style-name="T87">0</text:span>]</text:p>
            <text:p text:style-name="P46">[<text:span text:style-name="T70">0</text:span>, <text:span text:style-name="T87">1</text:span>, <text:span text:style-name="T87">1</text:span>, <text:span text:style-name="T87">0</text:span>]</text:p>
            <text:p text:style-name="P47"><text:span text:style-name="T72">[</text:span><text:span text:style-name="T70">1</text:span><text:span text:style-name="T72">, </text:span><text:span text:style-name="T76">0</text:span>, <text:span text:style-name="T87">1</text:span>, <text:span text:style-name="T87">1</text:span>, <text:span text:style-name="T87">0</text:span>]</text:p>
            <text:p text:style-name="P47"><text:span text:style-name="T72">[</text:span><text:span text:style-name="T76">1</text:span><text:span text:style-name="T72">, </text:span><text:span text:style-name="T76">0</text:span>, <text:span text:style-name="T87">1</text:span>, <text:span text:style-name="T87">1</text:span>, <text:span text:style-name="T87">0</text:span>]</text:p>
          </table:table-cell>
        </table:table-row>
      </table:table>
      <text:p text:style-name="P27"><text:span text:style-name="T3"><text:tab/></text:span></text:p>
      <text:p text:style-name="P27"><text:span text:style-name="T3"><text:tab/>(52.40625)</text:span><text:span text:style-name="T32">dix</text:span><text:span text:style-name="T3"> = (00110100.</text:span><text:span text:style-name="T11">1011000</text:span><text:span text:style-name="T3">)</text:span><text:span text:style-name="T32">vf</text:span></text:p>
      <text:p text:style-name="P28"><text:span text:style-name="T3"/></text:p>
      <text:p text:style-name="P28"><text:span text:style-name="T3">2. <text:tab/>IEEE</text:span><text:span text:style-name="T32">754</text:span><text:span text:style-name="T3"> SINGLE</text:span></text:p>
      <text:p text:style-name="P28"><text:span text:style-name="T3"><text:tab/>s := 0<text:tab/><text:tab/></text:span><text:span text:style-name="T15">vale(</text:span><text:span text:style-name="T16">e</text:span><text:span text:style-name="T15">) = </text:span><text:span text:style-name="T18">(</text:span><text:span text:style-name="T15">5</text:span><text:span text:style-name="T18">)dix = (0000 0101)</text:span><text:span text:style-name="T36">deux</text:span><text:span text:style-name="T18"><text:tab/></text:span><text:span text:style-name="T17">e</text:span><text:span text:style-name="T19"> = (1000 0100)</text:span><text:span text:style-name="T35">biais=127</text:span></text:p>
      <text:p text:style-name="P28"><text:span text:style-name="T3"><text:tab/>B := 127</text:span></text:p>
      <text:p text:style-name="P29"><text:span text:style-name="T3"><text:tab/></text:span><text:span text:style-name="T14">|x| = </text:span><text:span text:style-name="T13">(110100.</text:span><text:span text:style-name="T11">1011</text:span><text:span text:style-name="T13">)</text:span><text:span text:style-name="T33">vf</text:span><text:span text:style-name="T55"> </text:span><text:span text:style-name="T56">= valm(1101001011) * 2</text:span><text:span text:style-name="T23">5</text:span><text:span text:style-name="T57"> <text:tab/><text:tab/></text:span><text:span text:style-name="T58">(5 sauts jusqu’au 1 de poids le plus fort)</text:span></text:p>
      <text:p text:style-name="P29"><text:span text:style-name="T58"><text:tab/></text:span><text:span text:style-name="T59">m </text:span><text:span text:style-name="T60">= 10100101100000000000000</text:span></text:p>
      <text:p text:style-name="P30"><text:span text:style-name="T3"><text:tab/></text:span><text:span text:style-name="T13">(52.40625)</text:span><text:span text:style-name="T33">dix</text:span><text:span text:style-name="T13"> = (0 </text:span><text:span text:style-name="T19">10000100 </text:span><text:span text:style-name="T60">10100101100000000000000</text:span><text:span text:style-name="T13">)</text:span><text:span text:style-name="T34">IEEE754single</text:span></text:p>
      <text:p text:style-name="P13"><text:span text:style-name="T3"/></text:p>
      <text:p text:style-name="P38"><text:span text:style-name="T3">1. </text:span><text:span text:style-name="T10">Le processeur et les registres</text:span></text:p>
      <text:p text:style-name="P36"><text:span text:style-name="T10">2.1 Registres et sous-registres</text:span></text:p>
      <text:p text:style-name="P31"><text:span text:style-name="T10"><text:tab/></text:span><text:span text:style-name="T12">Exercice 8.</text:span></text:p>
      <text:p text:style-name="P31"><text:span text:style-name="T11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2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8pt" officeooo:rsid="001f50c7" officeooo:paragraph-rsid="001f50c7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REUILS Stéphane<text:tab/>TP1 Architecture des Ordinateurs<text:tab/>MARTI Emili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26:21.840065295</meta:creation-date>
    <dc:date>2018-10-03T17:52:36.450001355</dc:date>
    <meta:editing-duration>PT59M38S</meta:editing-duration>
    <meta:editing-cycles>12</meta:editing-cycles>
    <meta:generator>LibreOffice/5.1.6.2$Linux_X86_64 LibreOffice_project/10m0$Build-2</meta:generator>
    <meta:document-statistic meta:table-count="7" meta:image-count="0" meta:object-count="0" meta:page-count="4" meta:paragraph-count="301" meta:word-count="874" meta:character-count="4351" meta:non-whitespace-character-count="3720"/>
  </office:meta>
</office:document-meta>
</file>